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2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9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1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2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gr1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cm" svg:y="13.7cm">
          <text:p text:style-name="P1"><text:span text:style-name="T1">Docker container:</text:span></text:p>
          <text:p text:style-name="P1"><text:span text:style-name="T1">postgr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0.991cm" svg:y="10.525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905cm" svg:height="1.816cm" svg:x="3.794cm" svg:y="14.143cm">
          <text:p text:style-name="P4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6" draw:layer="layout" svg:width="4.445cm" svg:height="0.762cm" svg:x="1.262cm" svg:y="5.478cm">
          <text:p text:style-name="P4"><text:span text:style-name="T2">mock-data-gener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232cm" svg:y="11.6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318cm" svg:y1="2.778cm" svg:x2="5.318cm" svg:y2="5.445cm">
          <text:p/>
        </draw:line>
        <draw:line draw:style-name="gr7" draw:text-style-name="P8" draw:layer="layout" svg:x1="5.321cm" svg:y1="6.342cm" svg:x2="5.318cm" svg:y2="8.493cm">
          <text:p/>
        </draw:line>
        <draw:custom-shape draw:style-name="gr8" draw:text-style-name="P9" draw:layer="layout" svg:width="4.445cm" svg:height="0.762cm" svg:x="1.362cm" svg:y="8.643cm">
          <text:p text:style-name="P4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319cm" svg:y1="9.442cm" svg:x2="5.318cm" svg:y2="11.668cm">
          <text:p/>
        </draw:line>
        <draw:line draw:style-name="gr7" draw:text-style-name="P8" draw:layer="layout" svg:x1="5.318cm" svg:y1="12.683cm" svg:x2="5.318cm" svg:y2="14.208cm">
          <text:p/>
        </draw:line>
        <draw:custom-shape draw:style-name="gr9" draw:text-style-name="P6" draw:layer="layout" svg:width="3.81cm" svg:height="0.762cm" svg:x="7.904cm" svg:y="2.878cm">
          <text:p text:style-name="P4"><text:span text:style-name="T2">Senzing software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81cm" svg:height="0.762cm" svg:x="7.904cm" svg:y="3.894cm">
          <text:p text:style-name="P4"><text:span text:style-name="T2">3rd party softwar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5.08cm" svg:height="2.54cm" svg:x="7.3cm" svg:y="13.7cm">
          <text:p text:style-name="P1"><text:span text:style-name="T1">Docker container:</text:span></text:p>
          <text:p text:style-name="P1"><text:span text:style-name="T1">senzing/phppgadmin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4.445cm" svg:height="1.016cm" svg:x="7.554cm" svg:y="14.789cm">
          <text:p text:style-name="P4"><text:span text:style-name="T2">phpPg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8" draw:layer="layout" svg:x1="5.699cm" svg:y1="15.351cm" svg:x2="7.604cm" svg:y2="15.351cm">
          <text:p/>
        </draw:line>
        <draw:custom-shape draw:style-name="gr4" draw:text-style-name="P6" draw:layer="layout" svg:width="4.445cm" svg:height="0.762cm" svg:x="1.254cm" svg:y="18.279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318cm" svg:y1="15.905cm" svg:x2="5.318cm" svg:y2="18.526cm">
          <text:p/>
        </draw:line>
        <draw:custom-shape draw:style-name="gr2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254cm" svg:y="21.454cm">
          <text:p text:style-name="P4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318cm" svg:y1="19.005cm" svg:x2="5.318cm" svg:y2="21.626cm">
          <text:p/>
        </draw:line>
        <draw:custom-shape draw:style-name="gr2" draw:text-style-name="P3" draw:layer="layout" svg:width="5.08cm" svg:height="2.54cm" svg:x="7.3cm" svg:y="10.8cm">
          <text:p text:style-name="P1"><text:span text:style-name="T1">Docker container:</text:span></text:p>
          <text:p text:style-name="P1"><text:span text:style-name="T1">senzing/redo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7.3cm" svg:y="16.9cm">
          <text:p text:style-name="P1"><text:span text:style-name="T1">Docker container:</text:span></text:p>
          <text:p text:style-name="P1"><text:span text:style-name="T1">senzing/jupyter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4.445cm" svg:height="1.016cm" svg:x="7.554cm" svg:y="17.989cm">
          <text:p text:style-name="P4"><text:span text:style-name="T2">Jupyter Notebook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4.445cm" svg:height="1.09cm" svg:x="7.632cm" svg:y="12.008cm">
          <text:p text:style-name="P4"><text:span text:style-name="T2">redoer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5.699cm" svg:y1="15.732cm" svg:x2="7.477cm" svg:y2="18.018cm">
          <text:p/>
        </draw:line>
        <draw:line draw:style-name="gr14" draw:text-style-name="P4" draw:layer="layout" svg:x1="5.699cm" svg:y1="14.589cm" svg:x2="7.731cm" svg:y2="13.0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97cm" fo:page-height="24.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0-04-03T11:18:20.303410199</dc:date>
    <meta:editing-duration>PT58M32S</meta:editing-duration>
    <meta:editing-cycles>24</meta:editing-cycles>
    <meta:generator>LibreOffice/6.0.7.3$Linux_X86_64 LibreOffice_project/00m0$Build-3</meta:generator>
    <meta:document-statistic meta:object-count="33"/>
  </office:meta>
</office:document-meta>
</file>